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9.7343in" svg:y="1.5791in">
            <draw:object draw:notify-on-update-of-ranges="Sheet1.G7:Sheet1.G39 Sheet1.H7:Sheet1.H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9.485in" svg:y="12.6744in">
            <draw:object draw:notify-on-update-of-ranges="Sheet1.G57:Sheet1.G90 Sheet1.H57:Sheet1.H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string" calcext:value-type="string">
            <text:p>Saturat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S error</text:p>
          </table:table-cell>
          <table:table-cell/>
          <table:table-cell office:value-type="string" calcext:value-type="string">
            <text:p>log U</text:p>
          </table:table-cell>
          <table:table-cell office:value-type="string" calcext:value-type="string">
            <text:p>log 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108311" calcext:value-type="float">
            <text:p>1.08E-07</text:p>
          </table:table-cell>
          <table:table-cell office:value-type="float" office:value="0.00158635" calcext:value-type="float">
            <text:p>0.00158635</text:p>
          </table:table-cell>
          <table:table-cell office:value-type="float" office:value="0.0000109694" calcext:value-type="float">
            <text:p>1.10E-05</text:p>
          </table:table-cell>
          <table:table-cell/>
          <table:table-cell table:formula="of:=LN([.C7])" office:value-type="float" office:value="-16.0382591183836" calcext:value-type="float">
            <text:p>-16.0382591183836</text:p>
          </table:table-cell>
          <table:table-cell table:formula="of:=LN([.D7])" office:value-type="float" office:value="-6.44631949915756" calcext:value-type="float">
            <text:p>-6.4463194991575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127063" calcext:value-type="float">
            <text:p>1.27E-07</text:p>
          </table:table-cell>
          <table:table-cell office:value-type="float" office:value="0.00171252" calcext:value-type="float">
            <text:p>0.00171252</text:p>
          </table:table-cell>
          <table:table-cell office:value-type="float" office:value="0.0000109765" calcext:value-type="float">
            <text:p>1.10E-05</text:p>
          </table:table-cell>
          <table:table-cell/>
          <table:table-cell table:formula="of:=LN([.C8])" office:value-type="float" office:value="-15.8785828104943" calcext:value-type="float">
            <text:p>-15.8785828104943</text:p>
          </table:table-cell>
          <table:table-cell table:formula="of:=LN([.D8])" office:value-type="float" office:value="-6.36978930906397" calcext:value-type="float">
            <text:p>-6.369789309063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149061" calcext:value-type="float">
            <text:p>1.49E-07</text:p>
          </table:table-cell>
          <table:table-cell office:value-type="float" office:value="0.00185329" calcext:value-type="float">
            <text:p>0.00185329</text:p>
          </table:table-cell>
          <table:table-cell office:value-type="float" office:value="0.0000105927" calcext:value-type="float">
            <text:p>1.06E-05</text:p>
          </table:table-cell>
          <table:table-cell/>
          <table:table-cell table:formula="of:=LN([.C9])" office:value-type="float" office:value="-15.7189102188075" calcext:value-type="float">
            <text:p>-15.7189102188075</text:p>
          </table:table-cell>
          <table:table-cell table:formula="of:=LN([.D9])" office:value-type="float" office:value="-6.29079284095607" calcext:value-type="float">
            <text:p>-6.2907928409560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174867" calcext:value-type="float">
            <text:p>1.75E-07</text:p>
          </table:table-cell>
          <table:table-cell office:value-type="float" office:value="0.0019895" calcext:value-type="float">
            <text:p>0.0019895</text:p>
          </table:table-cell>
          <table:table-cell office:value-type="float" office:value="0.0000102486" calcext:value-type="float">
            <text:p>1.02E-05</text:p>
          </table:table-cell>
          <table:table-cell/>
          <table:table-cell table:formula="of:=LN([.C10])" office:value-type="float" office:value="-15.5592401519693" calcext:value-type="float">
            <text:p>-15.5592401519693</text:p>
          </table:table-cell>
          <table:table-cell table:formula="of:=LN([.D10])" office:value-type="float" office:value="-6.21987192809729" calcext:value-type="float">
            <text:p>-6.219871928097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205142" calcext:value-type="float">
            <text:p>2.05E-07</text:p>
          </table:table-cell>
          <table:table-cell office:value-type="float" office:value="0.00212695" calcext:value-type="float">
            <text:p>0.00212695</text:p>
          </table:table-cell>
          <table:table-cell office:value-type="float" office:value="0.00000981387" calcext:value-type="float">
            <text:p>9.81E-06</text:p>
          </table:table-cell>
          <table:table-cell/>
          <table:table-cell table:formula="of:=LN([.C11])" office:value-type="float" office:value="-15.3995634146753" calcext:value-type="float">
            <text:p>-15.3995634146753</text:p>
          </table:table-cell>
          <table:table-cell table:formula="of:=LN([.D11])" office:value-type="float" office:value="-6.1530662503276" calcext:value-type="float">
            <text:p>-6.15306625032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240657" calcext:value-type="float">
            <text:p>2.41E-07</text:p>
          </table:table-cell>
          <table:table-cell office:value-type="float" office:value="0.00229943" calcext:value-type="float">
            <text:p>0.00229943</text:p>
          </table:table-cell>
          <table:table-cell office:value-type="float" office:value="0.00000941111" calcext:value-type="float">
            <text:p>9.41E-06</text:p>
          </table:table-cell>
          <table:table-cell/>
          <table:table-cell table:formula="of:=LN([.C12])" office:value-type="float" office:value="-15.2398931537334" calcext:value-type="float">
            <text:p>-15.2398931537334</text:p>
          </table:table-cell>
          <table:table-cell table:formula="of:=LN([.D12])" office:value-type="float" office:value="-6.07509401284795" calcext:value-type="float">
            <text:p>-6.0750940128479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282322" calcext:value-type="float">
            <text:p>2.82E-07</text:p>
          </table:table-cell>
          <table:table-cell office:value-type="float" office:value="0.00256577" calcext:value-type="float">
            <text:p>0.00256577</text:p>
          </table:table-cell>
          <table:table-cell office:value-type="float" office:value="0.00000932897" calcext:value-type="float">
            <text:p>9.33E-06</text:p>
          </table:table-cell>
          <table:table-cell/>
          <table:table-cell table:formula="of:=LN([.C13])" office:value-type="float" office:value="-15.0802175734447" calcext:value-type="float">
            <text:p>-15.0802175734447</text:p>
          </table:table-cell>
          <table:table-cell table:formula="of:=LN([.D13])" office:value-type="float" office:value="-5.96549665047711" calcext:value-type="float">
            <text:p>-5.965496650477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3312" calcext:value-type="float">
            <text:p>3.31E-07</text:p>
          </table:table-cell>
          <table:table-cell office:value-type="float" office:value="0.00276981" calcext:value-type="float">
            <text:p>0.00276981</text:p>
          </table:table-cell>
          <table:table-cell office:value-type="float" office:value="0.00000883883" calcext:value-type="float">
            <text:p>8.84E-06</text:p>
          </table:table-cell>
          <table:table-cell/>
          <table:table-cell table:formula="of:=LN([.C14])" office:value-type="float" office:value="-14.9205434144353" calcext:value-type="float">
            <text:p>-14.9205434144353</text:p>
          </table:table-cell>
          <table:table-cell table:formula="of:=LN([.D14])" office:value-type="float" office:value="-5.8889765531932" calcext:value-type="float">
            <text:p>-5.88897655319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38854" calcext:value-type="float">
            <text:p>3.89E-07</text:p>
          </table:table-cell>
          <table:table-cell office:value-type="float" office:value="0.00305661" calcext:value-type="float">
            <text:p>0.00305661</text:p>
          </table:table-cell>
          <table:table-cell office:value-type="float" office:value="0.000008682" calcext:value-type="float">
            <text:p>8.68E-06</text:p>
          </table:table-cell>
          <table:table-cell/>
          <table:table-cell table:formula="of:=LN([.C15])" office:value-type="float" office:value="-14.7608697123358" calcext:value-type="float">
            <text:p>-14.7608697123358</text:p>
          </table:table-cell>
          <table:table-cell table:formula="of:=LN([.D15])" office:value-type="float" office:value="-5.79044882026691" calcext:value-type="float">
            <text:p>-5.790448820266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455807" calcext:value-type="float">
            <text:p>4.56E-07</text:p>
          </table:table-cell>
          <table:table-cell office:value-type="float" office:value="0.00328616" calcext:value-type="float">
            <text:p>0.00328616</text:p>
          </table:table-cell>
          <table:table-cell office:value-type="float" office:value="0.00000852344" calcext:value-type="float">
            <text:p>8.52E-06</text:p>
          </table:table-cell>
          <table:table-cell/>
          <table:table-cell table:formula="of:=LN([.C16])" office:value-type="float" office:value="-14.6011963626398" calcext:value-type="float">
            <text:p>-14.6011963626398</text:p>
          </table:table-cell>
          <table:table-cell table:formula="of:=LN([.D16])" office:value-type="float" office:value="-5.71803556913431" calcext:value-type="float">
            <text:p>-5.718035569134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534719" calcext:value-type="float">
            <text:p>5.35E-07</text:p>
          </table:table-cell>
          <table:table-cell office:value-type="float" office:value="0.00351718" calcext:value-type="float">
            <text:p>0.00351718</text:p>
          </table:table-cell>
          <table:table-cell office:value-type="float" office:value="0.00000824547" calcext:value-type="float">
            <text:p>8.25E-06</text:p>
          </table:table-cell>
          <table:table-cell/>
          <table:table-cell table:formula="of:=LN([.C17])" office:value-type="float" office:value="-14.4415244616788" calcext:value-type="float">
            <text:p>-14.4415244616788</text:p>
          </table:table-cell>
          <table:table-cell table:formula="of:=LN([.D17])" office:value-type="float" office:value="-5.650095746817" calcext:value-type="float">
            <text:p>-5.6500957468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627294" calcext:value-type="float">
            <text:p>6.27E-07</text:p>
          </table:table-cell>
          <table:table-cell office:value-type="float" office:value="0.00380675" calcext:value-type="float">
            <text:p>0.00380675</text:p>
          </table:table-cell>
          <table:table-cell office:value-type="float" office:value="0.00000821144" calcext:value-type="float">
            <text:p>8.21E-06</text:p>
          </table:table-cell>
          <table:table-cell/>
          <table:table-cell table:formula="of:=LN([.C18])" office:value-type="float" office:value="-14.281850506691" calcext:value-type="float">
            <text:p>-14.281850506691</text:p>
          </table:table-cell>
          <table:table-cell table:formula="of:=LN([.D18])" office:value-type="float" office:value="-5.57097947224343" calcext:value-type="float">
            <text:p>-5.570979472243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735896" calcext:value-type="float">
            <text:p>7.36E-07</text:p>
          </table:table-cell>
          <table:table-cell office:value-type="float" office:value="0.00416589" calcext:value-type="float">
            <text:p>0.00416589</text:p>
          </table:table-cell>
          <table:table-cell office:value-type="float" office:value="0.00000818974" calcext:value-type="float">
            <text:p>8.19E-06</text:p>
          </table:table-cell>
          <table:table-cell/>
          <table:table-cell table:formula="of:=LN([.C19])" office:value-type="float" office:value="-14.1221770325498" calcext:value-type="float">
            <text:p>-14.1221770325498</text:p>
          </table:table-cell>
          <table:table-cell table:formula="of:=LN([.D19])" office:value-type="float" office:value="-5.48082534071663" calcext:value-type="float">
            <text:p>-5.4808253407166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8633" calcext:value-type="float">
            <text:p>8.63E-07</text:p>
          </table:table-cell>
          <table:table-cell office:value-type="float" office:value="0.00449918" calcext:value-type="float">
            <text:p>0.00449918</text:p>
          </table:table-cell>
          <table:table-cell office:value-type="float" office:value="0.00000816645" calcext:value-type="float">
            <text:p>8.17E-06</text:p>
          </table:table-cell>
          <table:table-cell/>
          <table:table-cell table:formula="of:=LN([.C20])" office:value-type="float" office:value="-13.9625035817049" calcext:value-type="float">
            <text:p>-13.9625035817049</text:p>
          </table:table-cell>
          <table:table-cell table:formula="of:=LN([.D20])" office:value-type="float" office:value="-5.40386012103257" calcext:value-type="float">
            <text:p>-5.403860121032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101276" calcext:value-type="float">
            <text:p>1.01E-06</text:p>
          </table:table-cell>
          <table:table-cell office:value-type="float" office:value="0.00485036" calcext:value-type="float">
            <text:p>0.00485036</text:p>
          </table:table-cell>
          <table:table-cell office:value-type="float" office:value="0.00000803573" calcext:value-type="float">
            <text:p>8.04E-06</text:p>
          </table:table-cell>
          <table:table-cell/>
          <table:table-cell table:formula="of:=LN([.C21])" office:value-type="float" office:value="-13.8028312808072" calcext:value-type="float">
            <text:p>-13.8028312808072</text:p>
          </table:table-cell>
          <table:table-cell table:formula="of:=LN([.D21])" office:value-type="float" office:value="-5.32870234998329" calcext:value-type="float">
            <text:p>-5.3287023499832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11881" calcext:value-type="float">
            <text:p>1.19E-06</text:p>
          </table:table-cell>
          <table:table-cell office:value-type="float" office:value="0.00528789" calcext:value-type="float">
            <text:p>0.00528789</text:p>
          </table:table-cell>
          <table:table-cell office:value-type="float" office:value="0.00000800377" calcext:value-type="float">
            <text:p>8.00E-06</text:p>
          </table:table-cell>
          <table:table-cell/>
          <table:table-cell table:formula="of:=LN([.C22])" office:value-type="float" office:value="-13.6431551654822" calcext:value-type="float">
            <text:p>-13.6431551654822</text:p>
          </table:table-cell>
          <table:table-cell table:formula="of:=LN([.D22])" office:value-type="float" office:value="-5.24233597846454" calcext:value-type="float">
            <text:p>-5.242335978464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139379" calcext:value-type="float">
            <text:p>1.39E-06</text:p>
          </table:table-cell>
          <table:table-cell office:value-type="float" office:value="0.0057558" calcext:value-type="float">
            <text:p>0.0057558</text:p>
          </table:table-cell>
          <table:table-cell office:value-type="float" office:value="0.00000802026" calcext:value-type="float">
            <text:p>8.02E-06</text:p>
          </table:table-cell>
          <table:table-cell/>
          <table:table-cell table:formula="of:=LN([.C23])" office:value-type="float" office:value="-13.4834839025982" calcext:value-type="float">
            <text:p>-13.4834839025982</text:p>
          </table:table-cell>
          <table:table-cell table:formula="of:=LN([.D23])" office:value-type="float" office:value="-5.15754723691232" calcext:value-type="float">
            <text:p>-5.1575472369123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16351" calcext:value-type="float">
            <text:p>1.64E-06</text:p>
          </table:table-cell>
          <table:table-cell office:value-type="float" office:value="0.00627475" calcext:value-type="float">
            <text:p>0.00627475</text:p>
          </table:table-cell>
          <table:table-cell office:value-type="float" office:value="0.00000800629" calcext:value-type="float">
            <text:p>8.01E-06</text:p>
          </table:table-cell>
          <table:table-cell/>
          <table:table-cell table:formula="of:=LN([.C24])" office:value-type="float" office:value="-13.3238065934059" calcext:value-type="float">
            <text:p>-13.3238065934059</text:p>
          </table:table-cell>
          <table:table-cell table:formula="of:=LN([.D24])" office:value-type="float" office:value="-5.0712216353954" calcext:value-type="float">
            <text:p>-5.07122163539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191818" calcext:value-type="float">
            <text:p>1.92E-06</text:p>
          </table:table-cell>
          <table:table-cell office:value-type="float" office:value="0.00690045" calcext:value-type="float">
            <text:p>0.00690045</text:p>
          </table:table-cell>
          <table:table-cell office:value-type="float" office:value="0.00000807679" calcext:value-type="float">
            <text:p>8.08E-06</text:p>
          </table:table-cell>
          <table:table-cell/>
          <table:table-cell table:formula="of:=LN([.C25])" office:value-type="float" office:value="-13.1641337381484" calcext:value-type="float">
            <text:p>-13.1641337381484</text:p>
          </table:table-cell>
          <table:table-cell table:formula="of:=LN([.D25])" office:value-type="float" office:value="-4.97616865211418" calcext:value-type="float">
            <text:p>-4.976168652114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225027" calcext:value-type="float">
            <text:p>2.25E-06</text:p>
          </table:table-cell>
          <table:table-cell office:value-type="float" office:value="0.00749389" calcext:value-type="float">
            <text:p>0.00749389</text:p>
          </table:table-cell>
          <table:table-cell office:value-type="float" office:value="0.00000805411" calcext:value-type="float">
            <text:p>8.05E-06</text:p>
          </table:table-cell>
          <table:table-cell/>
          <table:table-cell table:formula="of:=LN([.C26])" office:value-type="float" office:value="-13.0044603489474" calcext:value-type="float">
            <text:p>-13.0044603489474</text:p>
          </table:table-cell>
          <table:table-cell table:formula="of:=LN([.D26])" office:value-type="float" office:value="-4.89366725712776" calcext:value-type="float">
            <text:p>-4.89366725712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263985" calcext:value-type="float">
            <text:p>2.64E-06</text:p>
          </table:table-cell>
          <table:table-cell office:value-type="float" office:value="0.00804195" calcext:value-type="float">
            <text:p>0.00804195</text:p>
          </table:table-cell>
          <table:table-cell office:value-type="float" office:value="0.00000793448" calcext:value-type="float">
            <text:p>7.93E-06</text:p>
          </table:table-cell>
          <table:table-cell/>
          <table:table-cell table:formula="of:=LN([.C27])" office:value-type="float" office:value="-12.8447884606021" calcext:value-type="float">
            <text:p>-12.8447884606021</text:p>
          </table:table-cell>
          <table:table-cell table:formula="of:=LN([.D27])" office:value-type="float" office:value="-4.82308368788525" calcext:value-type="float">
            <text:p>-4.823083687885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309688" calcext:value-type="float">
            <text:p>3.10E-06</text:p>
          </table:table-cell>
          <table:table-cell office:value-type="float" office:value="0.00854338" calcext:value-type="float">
            <text:p>0.00854338</text:p>
          </table:table-cell>
          <table:table-cell office:value-type="float" office:value="0.00000765894" calcext:value-type="float">
            <text:p>7.66E-06</text:p>
          </table:table-cell>
          <table:table-cell/>
          <table:table-cell table:formula="of:=LN([.C28])" office:value-type="float" office:value="-12.6851154048986" calcext:value-type="float">
            <text:p>-12.6851154048986</text:p>
          </table:table-cell>
          <table:table-cell table:formula="of:=LN([.D28])" office:value-type="float" office:value="-4.76259856494038" calcext:value-type="float">
            <text:p>-4.76259856494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363304" calcext:value-type="float">
            <text:p>3.63E-06</text:p>
          </table:table-cell>
          <table:table-cell office:value-type="float" office:value="0.00910626" calcext:value-type="float">
            <text:p>0.00910626</text:p>
          </table:table-cell>
          <table:table-cell office:value-type="float" office:value="0.00000737869" calcext:value-type="float">
            <text:p>7.38E-06</text:p>
          </table:table-cell>
          <table:table-cell/>
          <table:table-cell table:formula="of:=LN([.C29])" office:value-type="float" office:value="-12.5254407946014" calcext:value-type="float">
            <text:p>-12.5254407946014</text:p>
          </table:table-cell>
          <table:table-cell table:formula="of:=LN([.D29])" office:value-type="float" office:value="-4.69879318987449" calcext:value-type="float">
            <text:p>-4.6987931898744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426202" calcext:value-type="float">
            <text:p>4.26E-06</text:p>
          </table:table-cell>
          <table:table-cell office:value-type="float" office:value="0.00977738" calcext:value-type="float">
            <text:p>0.00977738</text:p>
          </table:table-cell>
          <table:table-cell office:value-type="float" office:value="0.00000709244" calcext:value-type="float">
            <text:p>7.09E-06</text:p>
          </table:table-cell>
          <table:table-cell/>
          <table:table-cell table:formula="of:=LN([.C30])" office:value-type="float" office:value="-12.3657673316663" calcext:value-type="float">
            <text:p>-12.3657673316663</text:p>
          </table:table-cell>
          <table:table-cell table:formula="of:=LN([.D30])" office:value-type="float" office:value="-4.62768372448586" calcext:value-type="float">
            <text:p>-4.627683724485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499989" calcext:value-type="float">
            <text:p>5.00E-06</text:p>
          </table:table-cell>
          <table:table-cell office:value-type="float" office:value="0.00995004" calcext:value-type="float">
            <text:p>0.00995004</text:p>
          </table:table-cell>
          <table:table-cell office:value-type="float" office:value="0.00000647104" calcext:value-type="float">
            <text:p>6.47E-06</text:p>
          </table:table-cell>
          <table:table-cell/>
          <table:table-cell table:formula="of:=LN([.C31])" office:value-type="float" office:value="-12.2060946457722" calcext:value-type="float">
            <text:p>-12.2060946457722</text:p>
          </table:table-cell>
          <table:table-cell table:formula="of:=LN([.D31])" office:value-type="float" office:value="-4.61017870771921" calcext:value-type="float">
            <text:p>-4.610178707719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586551" calcext:value-type="float">
            <text:p>5.87E-06</text:p>
          </table:table-cell>
          <table:table-cell office:value-type="float" office:value="0.0109198" calcext:value-type="float">
            <text:p>0.0109198</text:p>
          </table:table-cell>
          <table:table-cell office:value-type="float" office:value="0.00000634069" calcext:value-type="float">
            <text:p>6.34E-06</text:p>
          </table:table-cell>
          <table:table-cell/>
          <table:table-cell table:formula="of:=LN([.C32])" office:value-type="float" office:value="-12.0464211231176" calcext:value-type="float">
            <text:p>-12.0464211231176</text:p>
          </table:table-cell>
          <table:table-cell table:formula="of:=LN([.D32])" office:value-type="float" office:value="-4.51717762385142" calcext:value-type="float">
            <text:p>-4.51717762385142</text:p>
          </table:table-cell>
          <table:table-cell table:number-columns-repeated="4"/>
          <table:table-cell table:formula="of:=LINEST([.H7:.H39];[.G7:.G39];1;1)" office:value-type="float" office:value="0.500384360454267" calcext:value-type="float">
            <text:p>0.500384360454267</text:p>
          </table:table-cell>
        </table:table-row>
        <table:table-row table:style-name="ro1">
          <table:table-cell table:number-columns-repeated="2"/>
          <table:table-cell office:value-type="float" office:value="0.00000688099" calcext:value-type="float">
            <text:p>6.88E-06</text:p>
          </table:table-cell>
          <table:table-cell office:value-type="float" office:value="0.0122736" calcext:value-type="float">
            <text:p>0.0122736</text:p>
          </table:table-cell>
          <table:table-cell office:value-type="float" office:value="0.00000629284" calcext:value-type="float">
            <text:p>6.29E-06</text:p>
          </table:table-cell>
          <table:table-cell/>
          <table:table-cell table:formula="of:=LN([.C33])" office:value-type="float" office:value="-11.8867480210221" calcext:value-type="float">
            <text:p>-11.8867480210221</text:p>
          </table:table-cell>
          <table:table-cell table:formula="of:=LN([.D33])" office:value-type="float" office:value="-4.40030466475924" calcext:value-type="float">
            <text:p>-4.400304664759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807228" calcext:value-type="float">
            <text:p>8.07E-06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0000611036" calcext:value-type="float">
            <text:p>6.11E-06</text:p>
          </table:table-cell>
          <table:table-cell/>
          <table:table-cell table:formula="of:=LN([.C34])" office:value-type="float" office:value="-11.7270745877049" calcext:value-type="float">
            <text:p>-11.7270745877049</text:p>
          </table:table-cell>
          <table:table-cell table:formula="of:=LN([.D34])" office:value-type="float" office:value="-4.29340788353584" calcext:value-type="float">
            <text:p>-4.293407883535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946982" calcext:value-type="float">
            <text:p>9.47E-06</text:p>
          </table:table-cell>
          <table:table-cell office:value-type="float" office:value="0.0150527" calcext:value-type="float">
            <text:p>0.0150527</text:p>
          </table:table-cell>
          <table:table-cell office:value-type="float" office:value="0.00000596906" calcext:value-type="float">
            <text:p>5.97E-06</text:p>
          </table:table-cell>
          <table:table-cell/>
          <table:table-cell table:formula="of:=LN([.C35])" office:value-type="float" office:value="-11.5674006583387" calcext:value-type="float">
            <text:p>-11.5674006583387</text:p>
          </table:table-cell>
          <table:table-cell table:formula="of:=LN([.D35])" office:value-type="float" office:value="-4.19619790188451" calcext:value-type="float">
            <text:p>-4.196197901884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111093" calcext:value-type="float">
            <text:p>1.11E-05</text:p>
          </table:table-cell>
          <table:table-cell office:value-type="float" office:value="0.0164424" calcext:value-type="float">
            <text:p>0.0164424</text:p>
          </table:table-cell>
          <table:table-cell office:value-type="float" office:value="0.00000588992" calcext:value-type="float">
            <text:p>5.89E-06</text:p>
          </table:table-cell>
          <table:table-cell/>
          <table:table-cell table:formula="of:=LN([.C36])" office:value-type="float" office:value="-11.4077279625983" calcext:value-type="float">
            <text:p>-11.4077279625983</text:p>
          </table:table-cell>
          <table:table-cell table:formula="of:=LN([.D36])" office:value-type="float" office:value="-4.10789191460748" calcext:value-type="float">
            <text:p>-4.1078919146074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130326" calcext:value-type="float">
            <text:p>1.30E-05</text:p>
          </table:table-cell>
          <table:table-cell office:value-type="float" office:value="0.0179519" calcext:value-type="float">
            <text:p>0.0179519</text:p>
          </table:table-cell>
          <table:table-cell office:value-type="float" office:value="0.00000591919" calcext:value-type="float">
            <text:p>5.92E-06</text:p>
          </table:table-cell>
          <table:table-cell/>
          <table:table-cell table:formula="of:=LN([.C37])" office:value-type="float" office:value="-11.2480566472087" calcext:value-type="float">
            <text:p>-11.2480566472087</text:p>
          </table:table-cell>
          <table:table-cell table:formula="of:=LN([.D37])" office:value-type="float" office:value="-4.02005932006735" calcext:value-type="float">
            <text:p>-4.020059320067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15289" calcext:value-type="float">
            <text:p>1.53E-05</text:p>
          </table:table-cell>
          <table:table-cell office:value-type="float" office:value="0.0193169" calcext:value-type="float">
            <text:p>0.0193169</text:p>
          </table:table-cell>
          <table:table-cell office:value-type="float" office:value="0.00000618502" calcext:value-type="float">
            <text:p>6.19E-06</text:p>
          </table:table-cell>
          <table:table-cell/>
          <table:table-cell table:formula="of:=LN([.C38])" office:value-type="float" office:value="-11.0883769423858" calcext:value-type="float">
            <text:p>-11.0883769423858</text:p>
          </table:table-cell>
          <table:table-cell table:formula="of:=LN([.D38])" office:value-type="float" office:value="-3.94677491855867" calcext:value-type="float">
            <text:p>-3.9467749185586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179359" calcext:value-type="float">
            <text:p>1.79E-05</text:p>
          </table:table-cell>
          <table:table-cell office:value-type="float" office:value="0.0199676" calcext:value-type="float">
            <text:p>0.0199676</text:p>
          </table:table-cell>
          <table:table-cell office:value-type="float" office:value="0.000006778" calcext:value-type="float">
            <text:p>6.78E-06</text:p>
          </table:table-cell>
          <table:table-cell/>
          <table:table-cell table:formula="of:=LN([.C39])" office:value-type="float" office:value="-10.9287062670291" calcext:value-type="float">
            <text:p>-10.9287062670291</text:p>
          </table:table-cell>
          <table:table-cell table:formula="of:=LN([.D39])" office:value-type="float" office:value="-3.91364431904705" calcext:value-type="float">
            <text:p>-3.9136443190470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210411" calcext:value-type="float">
            <text:p>2.10E-05</text:p>
          </table:table-cell>
          <table:table-cell office:value-type="float" office:value="0.0193821" calcext:value-type="float">
            <text:p>0.0193821</text:p>
          </table:table-cell>
          <table:table-cell office:value-type="float" office:value="0.00000778624" calcext:value-type="float">
            <text:p>7.79E-06</text:p>
          </table:table-cell>
          <table:table-cell/>
          <table:table-cell table:formula="of:=LN([.C40])" office:value-type="float" office:value="-10.7690328900926" calcext:value-type="float">
            <text:p>-10.7690328900926</text:p>
          </table:table-cell>
          <table:table-cell table:formula="of:=LN([.D40])" office:value-type="float" office:value="-3.94340531925682" calcext:value-type="float">
            <text:p>-3.9434053192568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246839" calcext:value-type="float">
            <text:p>2.47E-05</text:p>
          </table:table-cell>
          <table:table-cell office:value-type="float" office:value="0.0176416" calcext:value-type="float">
            <text:p>0.0176416</text:p>
          </table:table-cell>
          <table:table-cell office:value-type="float" office:value="0.00000949876" calcext:value-type="float">
            <text:p>9.50E-06</text:p>
          </table:table-cell>
          <table:table-cell/>
          <table:table-cell table:formula="of:=LN([.C41])" office:value-type="float" office:value="-10.6093593487209" calcext:value-type="float">
            <text:p>-10.6093593487209</text:p>
          </table:table-cell>
          <table:table-cell table:formula="of:=LN([.D41])" office:value-type="float" office:value="-4.03749552956891" calcext:value-type="float">
            <text:p>-4.037495529568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289574" calcext:value-type="float">
            <text:p>2.90E-05</text:p>
          </table:table-cell>
          <table:table-cell office:value-type="float" office:value="0.015307" calcext:value-type="float">
            <text:p>0.015307</text:p>
          </table:table-cell>
          <table:table-cell office:value-type="float" office:value="0.0000124179" calcext:value-type="float">
            <text:p>1.24E-05</text:p>
          </table:table-cell>
          <table:table-cell/>
          <table:table-cell table:formula="of:=LN([.C42])" office:value-type="float" office:value="-10.4496847734827" calcext:value-type="float">
            <text:p>-10.4496847734827</text:p>
          </table:table-cell>
          <table:table-cell table:formula="of:=LN([.D42])" office:value-type="float" office:value="-4.17944503887257" calcext:value-type="float">
            <text:p>-4.1794450388725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339707" calcext:value-type="float">
            <text:p>3.40E-05</text:p>
          </table:table-cell>
          <table:table-cell office:value-type="float" office:value="0.0136754" calcext:value-type="float">
            <text:p>0.0136754</text:p>
          </table:table-cell>
          <table:table-cell office:value-type="float" office:value="0.0000189761" calcext:value-type="float">
            <text:p>1.90E-05</text:p>
          </table:table-cell>
          <table:table-cell/>
          <table:table-cell table:formula="of:=LN([.C43])" office:value-type="float" office:value="-10.2900121695867" calcext:value-type="float">
            <text:p>-10.2900121695867</text:p>
          </table:table-cell>
          <table:table-cell table:formula="of:=LN([.D43])" office:value-type="float" office:value="-4.29215668064484" calcext:value-type="float">
            <text:p>-4.2921566806448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39852" calcext:value-type="float">
            <text:p>3.99E-05</text:p>
          </table:table-cell>
          <table:table-cell office:value-type="float" office:value="0.0133984" calcext:value-type="float">
            <text:p>0.0133984</text:p>
          </table:table-cell>
          <table:table-cell office:value-type="float" office:value="0.0000360121" calcext:value-type="float">
            <text:p>3.60E-05</text:p>
          </table:table-cell>
          <table:table-cell/>
          <table:table-cell table:formula="of:=LN([.C44])" office:value-type="float" office:value="-10.1303379657817" calcext:value-type="float">
            <text:p>-10.1303379657817</text:p>
          </table:table-cell>
          <table:table-cell table:formula="of:=LN([.D44])" office:value-type="float" office:value="-4.31261998213945" calcext:value-type="float">
            <text:p>-4.312619982139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467514" calcext:value-type="float">
            <text:p>4.68E-05</text:p>
          </table:table-cell>
          <table:table-cell office:value-type="float" office:value="0.0137704" calcext:value-type="float">
            <text:p>0.0137704</text:p>
          </table:table-cell>
          <table:table-cell office:value-type="float" office:value="0.0000729854" calcext:value-type="float">
            <text:p>7.30E-05</text:p>
          </table:table-cell>
          <table:table-cell/>
          <table:table-cell table:formula="of:=LN([.C45])" office:value-type="float" office:value="-9.9706663561539" calcext:value-type="float">
            <text:p>-9.9706663561539</text:p>
          </table:table-cell>
          <table:table-cell table:formula="of:=LN([.D45])" office:value-type="float" office:value="-4.28523391800698" calcext:value-type="float">
            <text:p>-4.2852339180069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548454" calcext:value-type="float">
            <text:p>5.48E-05</text:p>
          </table:table-cell>
          <table:table-cell office:value-type="float" office:value="0.011258" calcext:value-type="float">
            <text:p>0.011258</text:p>
          </table:table-cell>
          <table:table-cell table:style-name="Default" office:value-type="float" office:value="0.000131685" calcext:value-type="float">
            <text:p>0.000131685</text:p>
          </table:table-cell>
          <table:table-cell/>
          <table:table-cell table:formula="of:=LN([.C46])" office:value-type="float" office:value="-9.81099223984651" calcext:value-type="float">
            <text:p>-9.81099223984651</text:p>
          </table:table-cell>
          <table:table-cell table:formula="of:=LN([.D46])" office:value-type="float" office:value="-4.4866762919403" calcext:value-type="float">
            <text:p>-4.4866762919403</text:p>
          </table:table-cell>
          <table:table-cell table:number-columns-repeated="5"/>
        </table:table-row>
        <table:table-row table:style-name="ro1" table:number-rows-repeated="7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string" calcext:value-type="string">
            <text:p>Unsaturated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S error</text:p>
          </table:table-cell>
          <table:table-cell/>
          <table:table-cell office:value-type="string" calcext:value-type="string">
            <text:p>log U</text:p>
          </table:table-cell>
          <table:table-cell office:value-type="string" calcext:value-type="string">
            <text:p>log 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11194" calcext:value-type="float">
            <text:p>1.12E-07</text:p>
          </table:table-cell>
          <table:table-cell office:value-type="float" office:value="0.00092561" calcext:value-type="float">
            <text:p>0.00092561</text:p>
          </table:table-cell>
          <table:table-cell office:value-type="float" office:value="0.00000410956" calcext:value-type="float">
            <text:p>4.11E-06</text:p>
          </table:table-cell>
          <table:table-cell/>
          <table:table-cell table:formula="of:=LN([.C57])" office:value-type="float" office:value="-16.0053028234832" calcext:value-type="float">
            <text:p>-16.0053028234832</text:p>
          </table:table-cell>
          <table:table-cell table:formula="of:=LN([.D57])" office:value-type="float" office:value="-6.98505757834023" calcext:value-type="float">
            <text:p>-6.985057578340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140268" calcext:value-type="float">
            <text:p>1.40E-07</text:p>
          </table:table-cell>
          <table:table-cell office:value-type="float" office:value="0.00105498" calcext:value-type="float">
            <text:p>0.00105498</text:p>
          </table:table-cell>
          <table:table-cell office:value-type="float" office:value="0.00000439417" calcext:value-type="float">
            <text:p>4.39E-06</text:p>
          </table:table-cell>
          <table:table-cell/>
          <table:table-cell table:formula="of:=LN([.C58])" office:value-type="float" office:value="-15.7797109585328" calcext:value-type="float">
            <text:p>-15.7797109585328</text:p>
          </table:table-cell>
          <table:table-cell table:formula="of:=LN([.D58])" office:value-type="float" office:value="-6.85423346957977" calcext:value-type="float">
            <text:p>-6.854233469579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175764" calcext:value-type="float">
            <text:p>1.76E-07</text:p>
          </table:table-cell>
          <table:table-cell office:value-type="float" office:value="0.00120831" calcext:value-type="float">
            <text:p>0.00120831</text:p>
          </table:table-cell>
          <table:table-cell office:value-type="float" office:value="0.00000477523" calcext:value-type="float">
            <text:p>4.78E-06</text:p>
          </table:table-cell>
          <table:table-cell/>
          <table:table-cell table:formula="of:=LN([.C59])" office:value-type="float" office:value="-15.5541236508222" calcext:value-type="float">
            <text:p>-15.5541236508222</text:p>
          </table:table-cell>
          <table:table-cell table:formula="of:=LN([.D59])" office:value-type="float" office:value="-6.71853258987488" calcext:value-type="float">
            <text:p>-6.718532589874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220244" calcext:value-type="float">
            <text:p>2.20E-07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000510944" calcext:value-type="float">
            <text:p>5.11E-06</text:p>
          </table:table-cell>
          <table:table-cell/>
          <table:table-cell table:formula="of:=LN([.C60])" office:value-type="float" office:value="-15.3285298142719" calcext:value-type="float">
            <text:p>-15.3285298142719</text:p>
          </table:table-cell>
          <table:table-cell table:formula="of:=LN([.D60])" office:value-type="float" office:value="-6.58277742178666" calcext:value-type="float">
            <text:p>-6.5827774217866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275979" calcext:value-type="float">
            <text:p>2.76E-07</text:p>
          </table:table-cell>
          <table:table-cell office:value-type="float" office:value="0.00158012" calcext:value-type="float">
            <text:p>0.00158012</text:p>
          </table:table-cell>
          <table:table-cell office:value-type="float" office:value="0.00000524602" calcext:value-type="float">
            <text:p>5.25E-06</text:p>
          </table:table-cell>
          <table:table-cell/>
          <table:table-cell table:formula="of:=LN([.C61])" office:value-type="float" office:value="-15.1029410610805" calcext:value-type="float">
            <text:p>-15.1029410610805</text:p>
          </table:table-cell>
          <table:table-cell table:formula="of:=LN([.D61])" office:value-type="float" office:value="-6.45025448546018" calcext:value-type="float">
            <text:p>-6.450254485460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345818" calcext:value-type="float">
            <text:p>3.46E-07</text:p>
          </table:table-cell>
          <table:table-cell office:value-type="float" office:value="0.00181479" calcext:value-type="float">
            <text:p>0.00181479</text:p>
          </table:table-cell>
          <table:table-cell office:value-type="float" office:value="0.00000545592" calcext:value-type="float">
            <text:p>5.46E-06</text:p>
          </table:table-cell>
          <table:table-cell/>
          <table:table-cell table:formula="of:=LN([.C62])" office:value-type="float" office:value="-14.877353211842" calcext:value-type="float">
            <text:p>-14.877353211842</text:p>
          </table:table-cell>
          <table:table-cell table:formula="of:=LN([.D62])" office:value-type="float" office:value="-6.31178552043871" calcext:value-type="float">
            <text:p>-6.311785520438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433332" calcext:value-type="float">
            <text:p>4.33E-07</text:p>
          </table:table-cell>
          <table:table-cell office:value-type="float" office:value="0.00208087" calcext:value-type="float">
            <text:p>0.00208087</text:p>
          </table:table-cell>
          <table:table-cell office:value-type="float" office:value="0.00000556855" calcext:value-type="float">
            <text:p>5.57E-06</text:p>
          </table:table-cell>
          <table:table-cell/>
          <table:table-cell table:formula="of:=LN([.C63])" office:value-type="float" office:value="-14.6517616590927" calcext:value-type="float">
            <text:p>-14.6517616590927</text:p>
          </table:table-cell>
          <table:table-cell table:formula="of:=LN([.D63])" office:value-type="float" office:value="-6.17496920348833" calcext:value-type="float">
            <text:p>-6.1749692034883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542991" calcext:value-type="float">
            <text:p>5.43E-07</text:p>
          </table:table-cell>
          <table:table-cell office:value-type="float" office:value="0.00241967" calcext:value-type="float">
            <text:p>0.00241967</text:p>
          </table:table-cell>
          <table:table-cell office:value-type="float" office:value="0.00000574523" calcext:value-type="float">
            <text:p>5.75E-06</text:p>
          </table:table-cell>
          <table:table-cell/>
          <table:table-cell table:formula="of:=LN([.C64])" office:value-type="float" office:value="-14.4261730917355" calcext:value-type="float">
            <text:p>-14.4261730917355</text:p>
          </table:table-cell>
          <table:table-cell table:formula="of:=LN([.D64])" office:value-type="float" office:value="-6.02412411174827" calcext:value-type="float">
            <text:p>-6.0241241117482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680401" calcext:value-type="float">
            <text:p>6.80E-07</text:p>
          </table:table-cell>
          <table:table-cell office:value-type="float" office:value="0.00275554" calcext:value-type="float">
            <text:p>0.00275554</text:p>
          </table:table-cell>
          <table:table-cell office:value-type="float" office:value="0.00000576937" calcext:value-type="float">
            <text:p>5.77E-06</text:p>
          </table:table-cell>
          <table:table-cell/>
          <table:table-cell table:formula="of:=LN([.C65])" office:value-type="float" office:value="-14.2005835067021" calcext:value-type="float">
            <text:p>-14.2005835067021</text:p>
          </table:table-cell>
          <table:table-cell table:formula="of:=LN([.D65])" office:value-type="float" office:value="-5.89414184832464" calcext:value-type="float">
            <text:p>-5.894141848324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0852584" calcext:value-type="float">
            <text:p>8.53E-07</text:p>
          </table:table-cell>
          <table:table-cell office:value-type="float" office:value="0.00314681" calcext:value-type="float">
            <text:p>0.00314681</text:p>
          </table:table-cell>
          <table:table-cell office:value-type="float" office:value="0.00000592916" calcext:value-type="float">
            <text:p>5.93E-06</text:p>
          </table:table-cell>
          <table:table-cell/>
          <table:table-cell table:formula="of:=LN([.C66])" office:value-type="float" office:value="-13.9749940989185" calcext:value-type="float">
            <text:p>-13.9749940989185</text:p>
          </table:table-cell>
          <table:table-cell table:formula="of:=LN([.D66])" office:value-type="float" office:value="-5.76136603768279" calcext:value-type="float">
            <text:p>-5.7613660376827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106834" calcext:value-type="float">
            <text:p>1.07E-06</text:p>
          </table:table-cell>
          <table:table-cell office:value-type="float" office:value="0.00374484" calcext:value-type="float">
            <text:p>0.00374484</text:p>
          </table:table-cell>
          <table:table-cell office:value-type="float" office:value="0.00000643083" calcext:value-type="float">
            <text:p>6.43E-06</text:p>
          </table:table-cell>
          <table:table-cell/>
          <table:table-cell table:formula="of:=LN([.C67])" office:value-type="float" office:value="-13.7494045160296" calcext:value-type="float">
            <text:p>-13.7494045160296</text:p>
          </table:table-cell>
          <table:table-cell table:formula="of:=LN([.D67])" office:value-type="float" office:value="-5.58737638655714" calcext:value-type="float">
            <text:p>-5.5873763865571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13387" calcext:value-type="float">
            <text:p>1.34E-06</text:p>
          </table:table-cell>
          <table:table-cell office:value-type="float" office:value="0.0044084" calcext:value-type="float">
            <text:p>0.0044084</text:p>
          </table:table-cell>
          <table:table-cell office:value-type="float" office:value="0.00000690401" calcext:value-type="float">
            <text:p>6.90E-06</text:p>
          </table:table-cell>
          <table:table-cell/>
          <table:table-cell table:formula="of:=LN([.C68])" office:value-type="float" office:value="-13.5238115641546" calcext:value-type="float">
            <text:p>-13.5238115641546</text:p>
          </table:table-cell>
          <table:table-cell table:formula="of:=LN([.D68])" office:value-type="float" office:value="-5.42424346714689" calcext:value-type="float">
            <text:p>-5.424243467146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167747" calcext:value-type="float">
            <text:p>1.68E-06</text:p>
          </table:table-cell>
          <table:table-cell office:value-type="float" office:value="0.00517377" calcext:value-type="float">
            <text:p>0.00517377</text:p>
          </table:table-cell>
          <table:table-cell office:value-type="float" office:value="0.0000072853" calcext:value-type="float">
            <text:p>7.29E-06</text:p>
          </table:table-cell>
          <table:table-cell/>
          <table:table-cell table:formula="of:=LN([.C69])" office:value-type="float" office:value="-13.2982238520161" calcext:value-type="float">
            <text:p>-13.2982238520161</text:p>
          </table:table-cell>
          <table:table-cell table:formula="of:=LN([.D69])" office:value-type="float" office:value="-5.26415364924077" calcext:value-type="float">
            <text:p>-5.2641536492407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210197" calcext:value-type="float">
            <text:p>2.10E-06</text:p>
          </table:table-cell>
          <table:table-cell office:value-type="float" office:value="0.00600829" calcext:value-type="float">
            <text:p>0.00600829</text:p>
          </table:table-cell>
          <table:table-cell office:value-type="float" office:value="0.0000076176" calcext:value-type="float">
            <text:p>7.62E-06</text:p>
          </table:table-cell>
          <table:table-cell/>
          <table:table-cell table:formula="of:=LN([.C70])" office:value-type="float" office:value="-13.0726355577332" calcext:value-type="float">
            <text:p>-13.0726355577332</text:p>
          </table:table-cell>
          <table:table-cell table:formula="of:=LN([.D70])" office:value-type="float" office:value="-5.11461509671051" calcext:value-type="float">
            <text:p>-5.114615096710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26339" calcext:value-type="float">
            <text:p>2.63E-06</text:p>
          </table:table-cell>
          <table:table-cell office:value-type="float" office:value="0.00687512" calcext:value-type="float">
            <text:p>0.00687512</text:p>
          </table:table-cell>
          <table:table-cell office:value-type="float" office:value="0.00000787485" calcext:value-type="float">
            <text:p>7.87E-06</text:p>
          </table:table-cell>
          <table:table-cell/>
          <table:table-cell table:formula="of:=LN([.C71])" office:value-type="float" office:value="-12.847044920436" calcext:value-type="float">
            <text:p>-12.847044920436</text:p>
          </table:table-cell>
          <table:table-cell table:formula="of:=LN([.D71])" office:value-type="float" office:value="-4.97984618103638" calcext:value-type="float">
            <text:p>-4.979846181036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330044" calcext:value-type="float">
            <text:p>3.30E-06</text:p>
          </table:table-cell>
          <table:table-cell office:value-type="float" office:value="0.00851753" calcext:value-type="float">
            <text:p>0.00851753</text:p>
          </table:table-cell>
          <table:table-cell office:value-type="float" office:value="0.00000980586" calcext:value-type="float">
            <text:p>9.81E-06</text:p>
          </table:table-cell>
          <table:table-cell/>
          <table:table-cell table:formula="of:=LN([.C72])" office:value-type="float" office:value="-12.6214547650466" calcext:value-type="float">
            <text:p>-12.6214547650466</text:p>
          </table:table-cell>
          <table:table-cell table:formula="of:=LN([.D72])" office:value-type="float" office:value="-4.7656288862751" calcext:value-type="float">
            <text:p>-4.765628886275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413565" calcext:value-type="float">
            <text:p>4.14E-06</text:p>
          </table:table-cell>
          <table:table-cell office:value-type="float" office:value="0.00927019" calcext:value-type="float">
            <text:p>0.00927019</text:p>
          </table:table-cell>
          <table:table-cell office:value-type="float" office:value="0.00000860801" calcext:value-type="float">
            <text:p>8.61E-06</text:p>
          </table:table-cell>
          <table:table-cell/>
          <table:table-cell table:formula="of:=LN([.C73])" office:value-type="float" office:value="-12.3958660471628" calcext:value-type="float">
            <text:p>-12.3958660471628</text:p>
          </table:table-cell>
          <table:table-cell table:formula="of:=LN([.D73])" office:value-type="float" office:value="-4.68095140339004" calcext:value-type="float">
            <text:p>-4.6809514033900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518223" calcext:value-type="float">
            <text:p>5.18E-06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0000848623" calcext:value-type="float">
            <text:p>8.49E-06</text:p>
          </table:table-cell>
          <table:table-cell/>
          <table:table-cell table:formula="of:=LN([.C74])" office:value-type="float" office:value="-12.1702750924018" calcext:value-type="float">
            <text:p>-12.1702750924018</text:p>
          </table:table-cell>
          <table:table-cell table:formula="of:=LN([.D74])" office:value-type="float" office:value="-4.56537271611403" calcext:value-type="float">
            <text:p>-4.565372716114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649365" calcext:value-type="float">
            <text:p>6.49E-06</text:p>
          </table:table-cell>
          <table:table-cell office:value-type="float" office:value="0.0119833" calcext:value-type="float">
            <text:p>0.0119833</text:p>
          </table:table-cell>
          <table:table-cell office:value-type="float" office:value="0.00000893266" calcext:value-type="float">
            <text:p>8.93E-06</text:p>
          </table:table-cell>
          <table:table-cell/>
          <table:table-cell table:formula="of:=LN([.C75])" office:value-type="float" office:value="-11.94468578164" calcext:value-type="float">
            <text:p>-11.94468578164</text:p>
          </table:table-cell>
          <table:table-cell table:formula="of:=LN([.D75])" office:value-type="float" office:value="-4.42424126512823" calcext:value-type="float">
            <text:p>-4.424241265128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0813694" calcext:value-type="float">
            <text:p>8.14E-06</text:p>
          </table:table-cell>
          <table:table-cell office:value-type="float" office:value="0.0139054" calcext:value-type="float">
            <text:p>0.0139054</text:p>
          </table:table-cell>
          <table:table-cell office:value-type="float" office:value="0.00000950282" calcext:value-type="float">
            <text:p>9.50E-06</text:p>
          </table:table-cell>
          <table:table-cell/>
          <table:table-cell table:formula="of:=LN([.C76])" office:value-type="float" office:value="-11.7190963700019" calcext:value-type="float">
            <text:p>-11.7190963700019</text:p>
          </table:table-cell>
          <table:table-cell table:formula="of:=LN([.D76])" office:value-type="float" office:value="-4.27547802507925" calcext:value-type="float">
            <text:p>-4.275478025079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101961" calcext:value-type="float">
            <text:p>1.02E-05</text:p>
          </table:table-cell>
          <table:table-cell office:value-type="float" office:value="0.0160188" calcext:value-type="float">
            <text:p>0.0160188</text:p>
          </table:table-cell>
          <table:table-cell office:value-type="float" office:value="0.000010068" calcext:value-type="float">
            <text:p>1.01E-05</text:p>
          </table:table-cell>
          <table:table-cell/>
          <table:table-cell table:formula="of:=LN([.C77])" office:value-type="float" office:value="-11.4935052637307" calcext:value-type="float">
            <text:p>-11.4935052637307</text:p>
          </table:table-cell>
          <table:table-cell table:formula="of:=LN([.D77])" office:value-type="float" office:value="-4.13399224651459" calcext:value-type="float">
            <text:p>-4.133992246514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127763" calcext:value-type="float">
            <text:p>1.28E-05</text:p>
          </table:table-cell>
          <table:table-cell office:value-type="float" office:value="0.0182711" calcext:value-type="float">
            <text:p>0.0182711</text:p>
          </table:table-cell>
          <table:table-cell office:value-type="float" office:value="0.0000109349" calcext:value-type="float">
            <text:p>1.09E-05</text:p>
          </table:table-cell>
          <table:table-cell/>
          <table:table-cell table:formula="of:=LN([.C78])" office:value-type="float" office:value="-11.2679186657994" calcext:value-type="float">
            <text:p>-11.2679186657994</text:p>
          </table:table-cell>
          <table:table-cell table:formula="of:=LN([.D78])" office:value-type="float" office:value="-4.00243470241341" calcext:value-type="float">
            <text:p>-4.0024347024134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160095" calcext:value-type="float">
            <text:p>1.60E-05</text:p>
          </table:table-cell>
          <table:table-cell office:value-type="float" office:value="0.0218594" calcext:value-type="float">
            <text:p>0.0218594</text:p>
          </table:table-cell>
          <table:table-cell office:value-type="float" office:value="0.0000125466" calcext:value-type="float">
            <text:p>1.25E-05</text:p>
          </table:table-cell>
          <table:table-cell/>
          <table:table-cell table:formula="of:=LN([.C79])" office:value-type="float" office:value="-11.0423282619243" calcext:value-type="float">
            <text:p>-11.0423282619243</text:p>
          </table:table-cell>
          <table:table-cell table:formula="of:=LN([.D79])" office:value-type="float" office:value="-3.82312424400293" calcext:value-type="float">
            <text:p>-3.8231242440029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200609" calcext:value-type="float">
            <text:p>2.01E-05</text:p>
          </table:table-cell>
          <table:table-cell office:value-type="float" office:value="0.0251484" calcext:value-type="float">
            <text:p>0.0251484</text:p>
          </table:table-cell>
          <table:table-cell office:value-type="float" office:value="0.000014963" calcext:value-type="float">
            <text:p>1.50E-05</text:p>
          </table:table-cell>
          <table:table-cell/>
          <table:table-cell table:formula="of:=LN([.C80])" office:value-type="float" office:value="-10.8167379110331" calcext:value-type="float">
            <text:p>-10.8167379110331</text:p>
          </table:table-cell>
          <table:table-cell table:formula="of:=LN([.D80])" office:value-type="float" office:value="-3.68296100275038" calcext:value-type="float">
            <text:p>-3.6829610027503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251375" calcext:value-type="float">
            <text:p>2.51E-05</text:p>
          </table:table-cell>
          <table:table-cell office:value-type="float" office:value="0.0288307" calcext:value-type="float">
            <text:p>0.0288307</text:p>
          </table:table-cell>
          <table:table-cell office:value-type="float" office:value="0.0000194451" calcext:value-type="float">
            <text:p>1.94E-05</text:p>
          </table:table-cell>
          <table:table-cell/>
          <table:table-cell table:formula="of:=LN([.C81])" office:value-type="float" office:value="-10.5911498028655" calcext:value-type="float">
            <text:p>-10.5911498028655</text:p>
          </table:table-cell>
          <table:table-cell table:formula="of:=LN([.D81])" office:value-type="float" office:value="-3.54631448736297" calcext:value-type="float">
            <text:p>-3.5463144873629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314989" calcext:value-type="float">
            <text:p>3.15E-05</text:p>
          </table:table-cell>
          <table:table-cell office:value-type="float" office:value="0.0347598" calcext:value-type="float">
            <text:p>0.0347598</text:p>
          </table:table-cell>
          <table:table-cell office:value-type="float" office:value="0.0000271503" calcext:value-type="float">
            <text:p>2.72E-05</text:p>
          </table:table-cell>
          <table:table-cell/>
          <table:table-cell table:formula="of:=LN([.C82])" office:value-type="float" office:value="-10.3655579333773" calcext:value-type="float">
            <text:p>-10.3655579333773</text:p>
          </table:table-cell>
          <table:table-cell table:formula="of:=LN([.D82])" office:value-type="float" office:value="-3.35929373234143" calcext:value-type="float">
            <text:p>-3.359293732341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3947" calcext:value-type="float">
            <text:p>3.95E-05</text:p>
          </table:table-cell>
          <table:table-cell office:value-type="float" office:value="0.0435403" calcext:value-type="float">
            <text:p>0.0435403</text:p>
          </table:table-cell>
          <table:table-cell office:value-type="float" office:value="0.0000403813" calcext:value-type="float">
            <text:p>4.04E-05</text:p>
          </table:table-cell>
          <table:table-cell/>
          <table:table-cell table:formula="of:=LN([.C83])" office:value-type="float" office:value="-10.1399696682895" calcext:value-type="float">
            <text:p>-10.1399696682895</text:p>
          </table:table-cell>
          <table:table-cell table:formula="of:=LN([.D83])" office:value-type="float" office:value="-3.13406833298358" calcext:value-type="float">
            <text:p>-3.134068332983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494584" calcext:value-type="float">
            <text:p>4.95E-05</text:p>
          </table:table-cell>
          <table:table-cell office:value-type="float" office:value="0.0548823" calcext:value-type="float">
            <text:p>0.0548823</text:p>
          </table:table-cell>
          <table:table-cell office:value-type="float" office:value="0.0000613042" calcext:value-type="float">
            <text:p>6.13E-05</text:p>
          </table:table-cell>
          <table:table-cell/>
          <table:table-cell table:formula="of:=LN([.C84])" office:value-type="float" office:value="-9.91437864576749" calcext:value-type="float">
            <text:p>-9.91437864576749</text:p>
          </table:table-cell>
          <table:table-cell table:formula="of:=LN([.D84])" office:value-type="float" office:value="-2.9025643868217" calcext:value-type="float">
            <text:p>-2.902564386821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619744" calcext:value-type="float">
            <text:p>6.20E-05</text:p>
          </table:table-cell>
          <table:table-cell office:value-type="float" office:value="0.0671869" calcext:value-type="float">
            <text:p>0.0671869</text:p>
          </table:table-cell>
          <table:table-cell office:value-type="float" office:value="0.0000985226" calcext:value-type="float">
            <text:p>9.85E-05</text:p>
          </table:table-cell>
          <table:table-cell/>
          <table:table-cell table:formula="of:=LN([.C85])" office:value-type="float" office:value="-9.688789161413" calcext:value-type="float">
            <text:p>-9.688789161413</text:p>
          </table:table-cell>
          <table:table-cell table:formula="of:=LN([.D85])" office:value-type="float" office:value="-2.70027699093259" calcext:value-type="float">
            <text:p>-2.700276990932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776577" calcext:value-type="float">
            <text:p>7.77E-05</text:p>
          </table:table-cell>
          <table:table-cell office:value-type="float" office:value="0.0875644" calcext:value-type="float">
            <text:p>0.0875644</text:p>
          </table:table-cell>
          <table:table-cell table:style-name="Default" office:value-type="float" office:value="0.000155072" calcext:value-type="float">
            <text:p>0.000155072</text:p>
          </table:table-cell>
          <table:table-cell/>
          <table:table-cell table:formula="of:=LN([.C86])" office:value-type="float" office:value="-9.4631998503754" calcext:value-type="float">
            <text:p>-9.4631998503754</text:p>
          </table:table-cell>
          <table:table-cell table:formula="of:=LN([.D86])" office:value-type="float" office:value="-2.43538075633375" calcext:value-type="float">
            <text:p>-2.43538075633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0000973099" calcext:value-type="float">
            <text:p>9.73E-05</text:p>
          </table:table-cell>
          <table:table-cell office:value-type="float" office:value="0.112019" calcext:value-type="float">
            <text:p>0.112019</text:p>
          </table:table-cell>
          <table:table-cell table:style-name="Default" office:value-type="float" office:value="0.000208216" calcext:value-type="float">
            <text:p>0.000208216</text:p>
          </table:table-cell>
          <table:table-cell/>
          <table:table-cell table:formula="of:=LN([.C87])" office:value-type="float" office:value="-9.23760982677452" calcext:value-type="float">
            <text:p>-9.23760982677452</text:p>
          </table:table-cell>
          <table:table-cell table:formula="of:=LN([.D87])" office:value-type="float" office:value="-2.18908677921762" calcext:value-type="float">
            <text:p>-2.1890867792176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000121935" calcext:value-type="float">
            <text:p>0.000121935</text:p>
          </table:table-cell>
          <table:table-cell office:value-type="float" office:value="0.135146" calcext:value-type="float">
            <text:p>0.135146</text:p>
          </table:table-cell>
          <table:table-cell table:style-name="Default" office:value-type="float" office:value="0.000299509" calcext:value-type="float">
            <text:p>0.000299509</text:p>
          </table:table-cell>
          <table:table-cell/>
          <table:table-cell table:formula="of:=LN([.C88])" office:value-type="float" office:value="-9.01202244209763" calcext:value-type="float">
            <text:p>-9.01202244209763</text:p>
          </table:table-cell>
          <table:table-cell table:formula="of:=LN([.D88])" office:value-type="float" office:value="-2.00139960344203" calcext:value-type="float">
            <text:p>-2.0013996034420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000152792" calcext:value-type="float">
            <text:p>0.000152792</text:p>
          </table:table-cell>
          <table:table-cell office:value-type="float" office:value="0.145701" calcext:value-type="float">
            <text:p>0.145701</text:p>
          </table:table-cell>
          <table:table-cell table:style-name="Default" office:value-type="float" office:value="0.000436365" calcext:value-type="float">
            <text:p>0.000436365</text:p>
          </table:table-cell>
          <table:table-cell/>
          <table:table-cell table:formula="of:=LN([.C89])" office:value-type="float" office:value="-8.78643303862342" calcext:value-type="float">
            <text:p>-8.78643303862342</text:p>
          </table:table-cell>
          <table:table-cell table:formula="of:=LN([.D89])" office:value-type="float" office:value="-1.92619870238655" calcext:value-type="float">
            <text:p>-1.9261987023865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000191458" calcext:value-type="float">
            <text:p>0.000191458</text:p>
          </table:table-cell>
          <table:table-cell office:value-type="float" office:value="0.183465" calcext:value-type="float">
            <text:p>0.183465</text:p>
          </table:table-cell>
          <table:table-cell table:style-name="Default" office:value-type="float" office:value="0.000842169" calcext:value-type="float">
            <text:p>0.000842169</text:p>
          </table:table-cell>
          <table:table-cell/>
          <table:table-cell table:formula="of:=LN([.C90])" office:value-type="float" office:value="-8.5608420945468" calcext:value-type="float">
            <text:p>-8.5608420945468</text:p>
          </table:table-cell>
          <table:table-cell table:formula="of:=LN([.D90])" office:value-type="float" office:value="-1.6957313653747" calcext:value-type="float">
            <text:p>-1.695731365374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000239909" calcext:value-type="float">
            <text:p>0.000239909</text:p>
          </table:table-cell>
          <table:table-cell office:value-type="float" office:value="0.187587" calcext:value-type="float">
            <text:p>0.187587</text:p>
          </table:table-cell>
          <table:table-cell table:style-name="Default" office:value-type="float" office:value="0.00131394" calcext:value-type="float">
            <text:p>0.00131394</text:p>
          </table:table-cell>
          <table:table-cell/>
          <table:table-cell table:formula="of:=LN([.C91])" office:value-type="float" office:value="-8.33525087319081" calcext:value-type="float">
            <text:p>-8.33525087319081</text:p>
          </table:table-cell>
          <table:table-cell table:formula="of:=LN([.D91])" office:value-type="float" office:value="-1.67351254118638" calcext:value-type="float">
            <text:p>-1.6735125411863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000300621" calcext:value-type="float">
            <text:p>0.000300621</text:p>
          </table:table-cell>
          <table:table-cell office:value-type="float" office:value="0.203998" calcext:value-type="float">
            <text:p>0.203998</text:p>
          </table:table-cell>
          <table:table-cell table:style-name="Default" office:value-type="float" office:value="0.00260286" calcext:value-type="float">
            <text:p>0.00260286</text:p>
          </table:table-cell>
          <table:table-cell/>
          <table:table-cell table:formula="of:=LN([.C92])" office:value-type="float" office:value="-8.10966022280607" calcext:value-type="float">
            <text:p>-8.10966022280607</text:p>
          </table:table-cell>
          <table:table-cell table:formula="of:=LN([.D92])" office:value-type="float" office:value="-1.58964508910755" calcext:value-type="float">
            <text:p>-1.5896450891075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000376696" calcext:value-type="float">
            <text:p>0.000376696</text:p>
          </table:table-cell>
          <table:table-cell office:value-type="float" office:value="0.260325" calcext:value-type="float">
            <text:p>0.260325</text:p>
          </table:table-cell>
          <table:table-cell table:style-name="Default" office:value-type="float" office:value="0.00805595" calcext:value-type="float">
            <text:p>0.00805595</text:p>
          </table:table-cell>
          <table:table-cell/>
          <table:table-cell table:formula="of:=LN([.C93])" office:value-type="float" office:value="-7.88407206185199" calcext:value-type="float">
            <text:p>-7.88407206185199</text:p>
          </table:table-cell>
          <table:table-cell table:formula="of:=LN([.D93])" office:value-type="float" office:value="-1.34582442856618" calcext:value-type="float">
            <text:p>-1.345824428566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000472023" calcext:value-type="float">
            <text:p>0.000472023</text:p>
          </table:table-cell>
          <table:table-cell office:value-type="float" office:value="0.574927" calcext:value-type="float">
            <text:p>0.574927</text:p>
          </table:table-cell>
          <table:table-cell table:style-name="Default" office:value-type="float" office:value="0.0600259" calcext:value-type="float">
            <text:p>0.0600259</text:p>
          </table:table-cell>
          <table:table-cell/>
          <table:table-cell table:formula="of:=LN([.C94])" office:value-type="float" office:value="-7.65848284475237" calcext:value-type="float">
            <text:p>-7.65848284475237</text:p>
          </table:table-cell>
          <table:table-cell table:formula="of:=LN([.D94])" office:value-type="float" office:value="-0.553512202766187" calcext:value-type="float">
            <text:p>-0.55351220276618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000591474" calcext:value-type="float">
            <text:p>0.000591474</text:p>
          </table:table-cell>
          <table:table-cell office:value-type="float" office:value="0.894735" calcext:value-type="float">
            <text:p>0.894735</text:p>
          </table:table-cell>
          <table:table-cell table:style-name="Default" office:value-type="float" office:value="0.124147" calcext:value-type="float">
            <text:p>0.124147</text:p>
          </table:table-cell>
          <table:table-cell/>
          <table:table-cell table:formula="of:=LN([.C95])" office:value-type="float" office:value="-7.43289283155588" calcext:value-type="float">
            <text:p>-7.43289283155588</text:p>
          </table:table-cell>
          <table:table-cell table:formula="of:=LN([.D95])" office:value-type="float" office:value="-0.111227693935873" calcext:value-type="float">
            <text:p>-0.11122769393587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office:value-type="float" office:value="0.000741154" calcext:value-type="float">
            <text:p>0.000741154</text:p>
          </table:table-cell>
          <table:table-cell office:value-type="float" office:value="0.562002" calcext:value-type="float">
            <text:p>0.562002</text:p>
          </table:table-cell>
          <table:table-cell table:style-name="Default" office:value-type="float" office:value="0.0789656" calcext:value-type="float">
            <text:p>0.0789656</text:p>
          </table:table-cell>
          <table:table-cell/>
          <table:table-cell table:formula="of:=LN([.C96])" office:value-type="float" office:value="-7.20730212700082" calcext:value-type="float">
            <text:p>-7.20730212700082</text:p>
          </table:table-cell>
          <table:table-cell table:formula="of:=LN([.D96])" office:value-type="float" office:value="-0.576249870375917" calcext:value-type="float">
            <text:p>-0.5762498703759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3:06:02.707332647</meta:creation-date>
    <dc:date>2025-02-14T13:25:23.501462310</dc:date>
    <meta:editing-duration>PT8M30S</meta:editing-duration>
    <meta:editing-cycles>1</meta:editing-cycles>
    <meta:document-statistic meta:table-count="1" meta:cell-count="413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G7:Sheet1.H39" svg:x="0.319cm" svg:y="0.18cm" svg:width="15.36cm" svg:height="8.645cm">
          <chart:coordinate-region svg:x="0.557cm" svg:y="0.379cm" svg:width="14.882cm" svg:height="8.2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H7:Sheet1.H39" chart:class="chart:scatter">
            <chart:domain table:cell-range-address="Sheet1.G7:Sheet1.G39"/>
            <chart:regression-curve chart:style-name="ch7">
              <chart:equation chart:display-equation="true" chart:display-r-square="true"/>
            </chart:regression-curve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.0382591183836">
                <text:p>-16.0382591183836</text:p>
                <draw:g>
                  <svg:desc>Sheet1.G7:Sheet1.G39</svg:desc>
                </draw:g>
              </table:table-cell>
              <table:table-cell office:value-type="float" office:value="-6.44631949915756">
                <text:p>-6.44631949915756</text:p>
                <draw:g>
                  <svg:desc>Sheet1.H7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.8785828104943">
                <text:p>-15.8785828104943</text:p>
              </table:table-cell>
              <table:table-cell office:value-type="float" office:value="-6.36978930906397">
                <text:p>-6.369789309063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7189102188075">
                <text:p>-15.7189102188075</text:p>
              </table:table-cell>
              <table:table-cell office:value-type="float" office:value="-6.29079284095607">
                <text:p>-6.29079284095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5592401519693">
                <text:p>-15.5592401519693</text:p>
              </table:table-cell>
              <table:table-cell office:value-type="float" office:value="-6.21987192809729">
                <text:p>-6.21987192809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3995634146753">
                <text:p>-15.3995634146753</text:p>
              </table:table-cell>
              <table:table-cell office:value-type="float" office:value="-6.1530662503276">
                <text:p>-6.1530662503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.2398931537334">
                <text:p>-15.2398931537334</text:p>
              </table:table-cell>
              <table:table-cell office:value-type="float" office:value="-6.07509401284795">
                <text:p>-6.07509401284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.0802175734447">
                <text:p>-15.0802175734447</text:p>
              </table:table-cell>
              <table:table-cell office:value-type="float" office:value="-5.96549665047711">
                <text:p>-5.96549665047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9205434144353">
                <text:p>-14.9205434144353</text:p>
              </table:table-cell>
              <table:table-cell office:value-type="float" office:value="-5.8889765531932">
                <text:p>-5.8889765531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7608697123358">
                <text:p>-14.7608697123358</text:p>
              </table:table-cell>
              <table:table-cell office:value-type="float" office:value="-5.79044882026691">
                <text:p>-5.790448820266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.6011963626398">
                <text:p>-14.6011963626398</text:p>
              </table:table-cell>
              <table:table-cell office:value-type="float" office:value="-5.71803556913431">
                <text:p>-5.71803556913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4.4415244616788">
                <text:p>-14.4415244616788</text:p>
              </table:table-cell>
              <table:table-cell office:value-type="float" office:value="-5.650095746817">
                <text:p>-5.650095746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4.281850506691">
                <text:p>-14.281850506691</text:p>
              </table:table-cell>
              <table:table-cell office:value-type="float" office:value="-5.57097947224343">
                <text:p>-5.57097947224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4.1221770325498">
                <text:p>-14.1221770325498</text:p>
              </table:table-cell>
              <table:table-cell office:value-type="float" office:value="-5.48082534071663">
                <text:p>-5.48082534071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.9625035817049">
                <text:p>-13.9625035817049</text:p>
              </table:table-cell>
              <table:table-cell office:value-type="float" office:value="-5.40386012103257">
                <text:p>-5.40386012103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3.8028312808072">
                <text:p>-13.8028312808072</text:p>
              </table:table-cell>
              <table:table-cell office:value-type="float" office:value="-5.32870234998329">
                <text:p>-5.32870234998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6431551654822">
                <text:p>-13.6431551654822</text:p>
              </table:table-cell>
              <table:table-cell office:value-type="float" office:value="-5.24233597846454">
                <text:p>-5.24233597846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3.4834839025982">
                <text:p>-13.4834839025982</text:p>
              </table:table-cell>
              <table:table-cell office:value-type="float" office:value="-5.15754723691232">
                <text:p>-5.157547236912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3238065934059">
                <text:p>-13.3238065934059</text:p>
              </table:table-cell>
              <table:table-cell office:value-type="float" office:value="-5.0712216353954">
                <text:p>-5.07122163539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3.1641337381484">
                <text:p>-13.1641337381484</text:p>
              </table:table-cell>
              <table:table-cell office:value-type="float" office:value="-4.97616865211418">
                <text:p>-4.97616865211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.0044603489474">
                <text:p>-13.0044603489474</text:p>
              </table:table-cell>
              <table:table-cell office:value-type="float" office:value="-4.89366725712776">
                <text:p>-4.89366725712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.8447884606021">
                <text:p>-12.8447884606021</text:p>
              </table:table-cell>
              <table:table-cell office:value-type="float" office:value="-4.82308368788525">
                <text:p>-4.823083687885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.6851154048986">
                <text:p>-12.6851154048986</text:p>
              </table:table-cell>
              <table:table-cell office:value-type="float" office:value="-4.76259856494038">
                <text:p>-4.762598564940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2.5254407946014">
                <text:p>-12.5254407946014</text:p>
              </table:table-cell>
              <table:table-cell office:value-type="float" office:value="-4.69879318987449">
                <text:p>-4.698793189874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2.3657673316663">
                <text:p>-12.3657673316663</text:p>
              </table:table-cell>
              <table:table-cell office:value-type="float" office:value="-4.62768372448586">
                <text:p>-4.627683724485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.2060946457722">
                <text:p>-12.2060946457722</text:p>
              </table:table-cell>
              <table:table-cell office:value-type="float" office:value="-4.61017870771921">
                <text:p>-4.61017870771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.0464211231176">
                <text:p>-12.0464211231176</text:p>
              </table:table-cell>
              <table:table-cell office:value-type="float" office:value="-4.51717762385142">
                <text:p>-4.517177623851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.8867480210221">
                <text:p>-11.8867480210221</text:p>
              </table:table-cell>
              <table:table-cell office:value-type="float" office:value="-4.40030466475924">
                <text:p>-4.400304664759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.7270745877049">
                <text:p>-11.7270745877049</text:p>
              </table:table-cell>
              <table:table-cell office:value-type="float" office:value="-4.29340788353584">
                <text:p>-4.29340788353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1.5674006583387">
                <text:p>-11.5674006583387</text:p>
              </table:table-cell>
              <table:table-cell office:value-type="float" office:value="-4.19619790188451">
                <text:p>-4.19619790188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1.4077279625983">
                <text:p>-11.4077279625983</text:p>
              </table:table-cell>
              <table:table-cell office:value-type="float" office:value="-4.10789191460748">
                <text:p>-4.10789191460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.2480566472087">
                <text:p>-11.2480566472087</text:p>
              </table:table-cell>
              <table:table-cell office:value-type="float" office:value="-4.02005932006735">
                <text:p>-4.02005932006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.0883769423858">
                <text:p>-11.0883769423858</text:p>
              </table:table-cell>
              <table:table-cell office:value-type="float" office:value="-3.94677491855867">
                <text:p>-3.94677491855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.9287062670291">
                <text:p>-10.9287062670291</text:p>
              </table:table-cell>
              <table:table-cell office:value-type="float" office:value="-3.91364431904705">
                <text:p>-3.913644319047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G57:Sheet1.H90" svg:x="0.373cm" svg:y="0.558cm" svg:width="13.095cm" svg:height="8.644cm">
          <chart:coordinate-region svg:x="0.612cm" svg:y="0.757cm" svg:width="12.71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57:Sheet1.H90" chart:class="chart:scatter">
            <chart:domain table:cell-range-address="Sheet1.G57:Sheet1.G90"/>
            <chart:regression-curve chart:style-name="ch8">
              <chart:equation chart:display-equation="true" chart:display-r-square="true"/>
            </chart:regression-curve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.0053028234832">
                <text:p>-16.0053028234832</text:p>
                <draw:g>
                  <svg:desc>Sheet1.G57:Sheet1.G90</svg:desc>
                </draw:g>
              </table:table-cell>
              <table:table-cell office:value-type="float" office:value="-6.98505757834023">
                <text:p>-6.98505757834023</text:p>
                <draw:g>
                  <svg:desc>Sheet1.H57:Sheet1.H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5.7797109585328">
                <text:p>-15.7797109585328</text:p>
              </table:table-cell>
              <table:table-cell office:value-type="float" office:value="-6.85423346957977">
                <text:p>-6.85423346957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5541236508222">
                <text:p>-15.5541236508222</text:p>
              </table:table-cell>
              <table:table-cell office:value-type="float" office:value="-6.71853258987488">
                <text:p>-6.71853258987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.3285298142719">
                <text:p>-15.3285298142719</text:p>
              </table:table-cell>
              <table:table-cell office:value-type="float" office:value="-6.58277742178666">
                <text:p>-6.58277742178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1029410610805">
                <text:p>-15.1029410610805</text:p>
              </table:table-cell>
              <table:table-cell office:value-type="float" office:value="-6.45025448546018">
                <text:p>-6.45025448546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.877353211842">
                <text:p>-14.877353211842</text:p>
              </table:table-cell>
              <table:table-cell office:value-type="float" office:value="-6.31178552043871">
                <text:p>-6.31178552043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.6517616590927">
                <text:p>-14.6517616590927</text:p>
              </table:table-cell>
              <table:table-cell office:value-type="float" office:value="-6.17496920348833">
                <text:p>-6.17496920348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4.4261730917355">
                <text:p>-14.4261730917355</text:p>
              </table:table-cell>
              <table:table-cell office:value-type="float" office:value="-6.02412411174827">
                <text:p>-6.02412411174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4.2005835067021">
                <text:p>-14.2005835067021</text:p>
              </table:table-cell>
              <table:table-cell office:value-type="float" office:value="-5.89414184832464">
                <text:p>-5.89414184832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.9749940989185">
                <text:p>-13.9749940989185</text:p>
              </table:table-cell>
              <table:table-cell office:value-type="float" office:value="-5.76136603768279">
                <text:p>-5.76136603768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.7494045160296">
                <text:p>-13.7494045160296</text:p>
              </table:table-cell>
              <table:table-cell office:value-type="float" office:value="-5.58737638655714">
                <text:p>-5.587376386557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.5238115641546">
                <text:p>-13.5238115641546</text:p>
              </table:table-cell>
              <table:table-cell office:value-type="float" office:value="-5.42424346714689">
                <text:p>-5.42424346714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.2982238520161">
                <text:p>-13.2982238520161</text:p>
              </table:table-cell>
              <table:table-cell office:value-type="float" office:value="-5.26415364924077">
                <text:p>-5.26415364924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3.0726355577332">
                <text:p>-13.0726355577332</text:p>
              </table:table-cell>
              <table:table-cell office:value-type="float" office:value="-5.11461509671051">
                <text:p>-5.11461509671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.847044920436">
                <text:p>-12.847044920436</text:p>
              </table:table-cell>
              <table:table-cell office:value-type="float" office:value="-4.97984618103638">
                <text:p>-4.97984618103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.6214547650466">
                <text:p>-12.6214547650466</text:p>
              </table:table-cell>
              <table:table-cell office:value-type="float" office:value="-4.7656288862751">
                <text:p>-4.76562888627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.3958660471628">
                <text:p>-12.3958660471628</text:p>
              </table:table-cell>
              <table:table-cell office:value-type="float" office:value="-4.68095140339004">
                <text:p>-4.68095140339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1702750924018">
                <text:p>-12.1702750924018</text:p>
              </table:table-cell>
              <table:table-cell office:value-type="float" office:value="-4.56537271611403">
                <text:p>-4.56537271611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.94468578164">
                <text:p>-11.94468578164</text:p>
              </table:table-cell>
              <table:table-cell office:value-type="float" office:value="-4.42424126512823">
                <text:p>-4.42424126512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.7190963700019">
                <text:p>-11.7190963700019</text:p>
              </table:table-cell>
              <table:table-cell office:value-type="float" office:value="-4.27547802507925">
                <text:p>-4.27547802507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4935052637307">
                <text:p>-11.4935052637307</text:p>
              </table:table-cell>
              <table:table-cell office:value-type="float" office:value="-4.13399224651459">
                <text:p>-4.13399224651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.2679186657994">
                <text:p>-11.2679186657994</text:p>
              </table:table-cell>
              <table:table-cell office:value-type="float" office:value="-4.00243470241341">
                <text:p>-4.00243470241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.0423282619243">
                <text:p>-11.0423282619243</text:p>
              </table:table-cell>
              <table:table-cell office:value-type="float" office:value="-3.82312424400293">
                <text:p>-3.82312424400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.8167379110331">
                <text:p>-10.8167379110331</text:p>
              </table:table-cell>
              <table:table-cell office:value-type="float" office:value="-3.68296100275038">
                <text:p>-3.68296100275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.5911498028655">
                <text:p>-10.5911498028655</text:p>
              </table:table-cell>
              <table:table-cell office:value-type="float" office:value="-3.54631448736297">
                <text:p>-3.54631448736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.3655579333773">
                <text:p>-10.3655579333773</text:p>
              </table:table-cell>
              <table:table-cell office:value-type="float" office:value="-3.35929373234143">
                <text:p>-3.35929373234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0.1399696682895">
                <text:p>-10.1399696682895</text:p>
              </table:table-cell>
              <table:table-cell office:value-type="float" office:value="-3.13406833298358">
                <text:p>-3.13406833298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.91437864576749">
                <text:p>-9.91437864576749</text:p>
              </table:table-cell>
              <table:table-cell office:value-type="float" office:value="-2.9025643868217">
                <text:p>-2.9025643868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688789161413">
                <text:p>-9.688789161413</text:p>
              </table:table-cell>
              <table:table-cell office:value-type="float" office:value="-2.70027699093259">
                <text:p>-2.70027699093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.4631998503754">
                <text:p>-9.4631998503754</text:p>
              </table:table-cell>
              <table:table-cell office:value-type="float" office:value="-2.43538075633375">
                <text:p>-2.43538075633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.23760982677452">
                <text:p>-9.23760982677452</text:p>
              </table:table-cell>
              <table:table-cell office:value-type="float" office:value="-2.18908677921762">
                <text:p>-2.18908677921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9.01202244209763">
                <text:p>-9.01202244209763</text:p>
              </table:table-cell>
              <table:table-cell office:value-type="float" office:value="-2.00139960344203">
                <text:p>-2.00139960344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78643303862342">
                <text:p>-8.78643303862342</text:p>
              </table:table-cell>
              <table:table-cell office:value-type="float" office:value="-1.92619870238655">
                <text:p>-1.92619870238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.5608420945468">
                <text:p>-8.5608420945468</text:p>
              </table:table-cell>
              <table:table-cell office:value-type="float" office:value="-1.6957313653747">
                <text:p>-1.6957313653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